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start" style:justify-single-word="false"/>
    </style:style>
    <style:style style:name="P5" style:family="paragraph" style:parent-style-name="Standard">
      <style:paragraph-properties fo:margin-top="0in" fo:margin-bottom="0in"/>
    </style:style>
    <style:style style:name="P6" style:family="paragraph" style:parent-style-name="Standard">
      <style:paragraph-properties fo:margin-top="0in" fo:margin-bottom="0in"/>
      <style:text-properties fo:font-size="12pt" style:font-size-asian="12pt" style:font-size-complex="12pt"/>
    </style:style>
    <style:style style:name="P7" style:family="paragraph" style:parent-style-name="Standard" style:master-page-name="Standard">
      <style:paragraph-properties fo:text-align="center" style:justify-single-word="false" style:page-number="auto"/>
    </style:style>
    <style:style style:name="T1" style:family="text">
      <style:text-properties fo:font-size="20pt" style:font-size-asian="20pt" style:font-size-complex="20pt"/>
    </style:style>
    <style:style style:name="T2" style:family="text">
      <style:text-properties fo:font-size="12pt" style:font-size-asian="12pt" style:font-size-complex="12pt"/>
    </style:style>
    <style:style style:name="T3" style:family="text">
      <style:text-properties fo:font-size="15pt" style:font-size-asian="15pt" style:font-size-complex="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How the A-Checker Works</text:span></text:p>
      <text:p text:style-name="P4"><text:span text:style-name="T2">If you've played sprouts, you've no doubt noticed the tendency for distinct areas to develop, and the strategic importance of these areas. In fact, areas in two dimensional graphs is an important concern more broadly in the field of graph theory. Sadly, methods such as adjacency matrices are insufficient to keep track of areas, which is an essential prerequisite to the development of a functional A.I., as isolating specific nodes is critical to sprouts strategy. Furthermore, keeping track of areas provides a convenient method for knowing if two nodes can be connected, and hence if a given move is valid. This being the case, we have developed the A-Checker to keep track of areas, hinging on a class we have named the Areaset. </text:span></text:p>
      <text:p text:style-name="P4"><text:span text:style-name="T2">This class <text:s/>and several others interact to save game data and distribute in a structured manner. This system provides a simple, unified interface for use with a GUI or AI.</text:span></text:p>
      <text:p text:style-name="Standard"><text:span text:style-name="T2">We will begin with the simplest class, the Coordinate, which is simply an (x,y) pair. To create an instance of this class called point, use Coord point(0,0).</text:span></text:p>
      <text:p text:style-name="Standard"><text:span text:style-name="T2">The next most basic data type is managed array of points called Line. <text:s/>As the name implies, a Line is a path connecting two and only two nodes. Such a path is an ordered set of line segments. </text:span></text:p>
      <text:p text:style-name="Standard"><text:span text:style-name="T2">The next data type is Connection. <text:s/>The Connection is a pointer to a line and a node, which will be discussed shortly. <text:s/>The Connection is a unidirectional link from a base (or start) node to a destination node. The unidirectionality of Connections is an arbitrary decision that allows for Connections to be handled with fewer pointers and overhead.</text:span></text:p>
      <text:p text:style-name="Standard"><text:span text:style-name="T2">One of the most complex data types is the Node. <text:s/>The Node has Coord in it to show its (x,y) coordinates in the game. <text:s/>Next, the Node contains an array of 3 connections. <text:s/>It has an array of 4 different openings: Up, Right, Down, and Left. <text:s/>It contains an array of area sets which will be discussed shortly.</text:span></text:p>
      <text:p text:style-name="Standard"><text:span text:style-name="T2">An Area is a managed array of Connection pointers. Because Areas are comprised of unidirectional Connections, it is possible that 2 Areas may exist with different Connections, but are comprised of the same lines. <text:s/>However, we have added an equality checker that determines whether 2 Areas are comprised of equivalent paths -- this is simply an overloaded equality operator (==).</text:span></text:p>
      <text:p text:style-name="Standard"><text:span text:style-name="T2">An Areaset is a managed array of Area pointers. <text:s/>If 2 Nodes share a common Areaset, then there is a possible path to connect those 2 Nodes without crossing any lines.</text:span></text:p>
      <text:p text:style-name="Standard"><text:span text:style-name="T2"/></text:p>
      <text:p text:style-name="Standard"><text:soft-page-break/><text:span text:style-name="T2"/></text:p>
      <text:p text:style-name="Standard"><text:span text:style-name="T2"/></text:p>
      <text:p text:style-name="Standard"><text:span text:style-name="T2">In the beginning we described how the program hinges on the idea of areasets. <text:s/>A Node will belong to at most 2 areasets, because the third will only occur if the Node is dead (It has 3 connections). <text:s/>We determine which areasets a Node is in based on whether it is on an edge or not. <text:s/>If it is on an edge, we look to one side of the edge and find what areas that coordinate is in for the first Areaset. For the second, we look on the opposites side of the edge to find what areas that coordinate is in. These areasets consist of multiple areas. The reason a Node can be in multiple areas because the areas are not the smallest Area the Node is in as in the diagram of the common puzzle below where there are 5 squares instead of 4. </text:span></text:p>
      <text:p text:style-name="Standard"><text:span text:style-name="T2">*Insert 4 square square</text:span></text:p>
      <text:p text:style-name="Standard"><text:span text:style-name="T2">The reason we are using pointers in the Areaset Area and Connection is because with some processing this can give them an unique ID. <text:s/>We have to have a way of determining if 2 nodes are in the same Areaset, and an easy and fast way to keep track whether 2 areasets are the same are with address comparisons.</text:span></text:p>
      <text:p text:style-name="P1"><text:span text:style-name="T3">Major Assumptions</text:span></text:p>
      <text:p text:style-name="P4"><text:span text:style-name="T2">To make the data structures both simple and code-able, we made a simplification. <text:s/>Our game can only 90 degree corners, the lines cannot be curved. In order to not affect the strategy of the game, we have to require that the first 2 connections to a Node are 180 degrees from each other because if a Node was on a corner, you could not connect to the Node from the concave side with 90 degree lines. </text:span></text:p>
      <text:p text:style-name="P4"><text:span text:style-name="T2">Based on the idea of using integer coordinates to store locations of nodes and lines, in order to draw a line between 2 lines they must be at least 1 unit apart. And note, these units are not pixels. <text:s/>This would allow for zooming to be easily implemented. For example, you could have 16x the screen size.</text:span></text:p>
      <text:p text:style-name="Standard"><text:span text:style-name="T2"/></text:p>
      <text:p text:style-name="Standard"><text:span text:style-name="T2"><text:s text:c="2"/></text:span></text:p>
      <text:p text:style-name="Standard"><text:span text:style-name="T2"/></text:p>
      <text:p text:style-name="P2"/>
      <text:p text:style-name="P2"/>
      <text:p text:style-name="P2"><text:soft-page-break/></text:p>
      <text:p text:style-name="P2"/>
      <text:p text:style-name="P6"><text:span text:style-name="T2"/></text:p>
      <text:p text:style-name="P5"><text:span text:style-name="T2"><text:tab/></text:span></text:p>
      <text:p text:style-name="P3"/>
      <text:p text:style-name="P5"><text:span text:style-name="T2"><text:tab/></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red</meta:initial-creator>
    <meta:editing-cycles>8</meta:editing-cycles>
    <meta:creation-date>2013-06-05T01:09:00</meta:creation-date>
    <dc:date>2013-06-05T19:07:23.97</dc:date>
    <meta:editing-duration>PT1H6M7S</meta:editing-duration>
    <meta:generator>OpenOffice.org/3.4.1$Win32 OpenOffice.org_project/341m1$Build-9593</meta:generator>
    <meta:document-statistic meta:table-count="0" meta:image-count="0" meta:object-count="0" meta:page-count="3" meta:paragraph-count="18" meta:word-count="773" meta:character-count="425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